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Structures chapter 7</text:p>
      <text:p text:style-name="Standard">by </text:p>
      <text:p text:style-name="Standard">Eric Schles</text:p>
      <text:p text:style-name="Standard"/>
      <text:p text:style-name="Standard">#1 – add(4), add(8), add(1), remove(), remove()</text:p>
      <text:p text:style-name="Standard">a. stack:</text:p>
      <text:p text:style-name="Standard"/>
      <text:p text:style-name="Standard">In a stack the most recently inserted item is accessed first. <text:s/></text:p>
      <text:p text:style-name="Standard"/>
      <text:p text:style-name="Standard">The result is 4.</text:p>
      <text:p text:style-name="Standard"/>
      <text:p text:style-name="Standard">b. queue</text:p>
      <text:p text:style-name="Standard"/>
      <text:p text:style-name="Standard">Access is restricted to the least recently inserted item</text:p>
      <text:p text:style-name="Standard"/>
      <text:p text:style-name="Standard">The result is 1.</text:p>
      <text:p text:style-name="Standard"/>
      <text:p text:style-name="Standard">c. priority queue</text:p>
      <text:p text:style-name="Standard"/>
      <text:p text:style-name="Standard">access is restricted to the smallest item.</text:p>
      <text:p text:style-name="Standard"><text:s/></text:p>
      <text:p text:style-name="Standard">The result is 8.</text:p>
      <text:p text:style-name="Standard"/>
      <text:p text:style-name="Standard">#2</text:p>
      <text:p text:style-name="Standard">Suppose that you want to support the following three operations: insert, findMax, and deleteMax. <text:s/>How fast do you think these operations can be performed?</text:p>
      <text:p text:style-name="Standard"/>
      <text:p text:style-name="Standard">Insert: O(1)</text:p>
      <text:p text:style-name="Standard">findMax: O( 1)</text:p>
      <text:p text:style-name="Standard">deleteMax: O( log n) </text:p>
      <text:p text:style-name="Standard"/>
      <text:p text:style-name="Standard">#3</text:p>
      <text:p text:style-name="Standard">Can all the following be supported in logarithmic time: <text:s/>insert, deleteMin, deleteMax, findMin, findMax?</text:p>
      <text:p text:style-name="Standard"/>
      <text:p text:style-name="Standard">Yes, if you use a priority queue you can. <text:s/>You would have to store two sets of values, one for deleteMin and findMin and one for deleteMax and findMax. <text:s/>Insert is O(1) in either.</text:p>
      <text:p text:style-name="Standard"/>
      <text:p text:style-name="Standard">#4</text:p>
      <text:p text:style-name="Standard">Which of the data structures in Figre 7.18 lead to sorting algorithms that could run in less than quadratic time?</text:p>
      <text:p text:style-name="Standard"/>
      <text:p text:style-name="Standard">Stack,queue, ordered set, priority queue.</text:p>
      <text:p text:style-name="Standard"/>
      <text:p text:style-name="Standard">#5</text:p>
      <text:p text:style-name="Standard">Show that the following operations can be supported in constant time: push, pop, findMin. <text:s/></text:p>
      <text:p text:style-name="Standard"/>
      <text:p text:style-name="Standard">If we maintain two stacks: one for all the values and another for the minimum value this is obvious. <text:s/>Clearly we can push onto the stack in constant time since we can only add to the top of the list. <text:s/>The <text:soft-page-break/>pop command is also clearly accessed in constant time since we only have access to the most recently added item. <text:s/>We push and pop the current value of min as necessary, which is all done in constant time, in the second stack. <text:s/>Thus we have O(1) for both.</text:p>
      <text:p text:style-name="Standard"/>
      <text:p text:style-name="Standard">#6</text:p>
      <text:p text:style-name="Standard">A double-ended queue supports insertions and deletions at both the front and end of the line. <text:s/>What is the running time per operation?</text:p>
      <text:p text:style-name="Standard"/>
      <text:p text:style-name="Standard">I believe the running time of each is O(1) since we are only accessing the first and last element. <text:s/></text:p>
      <text:p text:style-name="Standard"/>
      <text:p text:style-name="Standard">#7</text:p>
      <text:p text:style-name="Standard">Write a routine that uses the STL to print out the items in a collection in reverse order. <text:s/>Do not use reverse iterators. <text:s/></text:p>
      <text:p text:style-name="Standard"/>
      <text:p text:style-name="Standard">See ch7q7.cpp</text:p>
      <text:p text:style-name="Standard"/>
      <text:p text:style-name="Standard">#8</text:p>
      <text:p text:style-name="Standard">A deletion in a linked list or a binary search tree leaves the following problem: <text:s/>If an element is deleted, what happens to the iterators that are referencing that element? <text:s/>Discuss some alternatives.</text:p>
      <text:p text:style-name="Standard"/>
      <text:p text:style-name="Standard">Any iterators that are referencing that memory are now referencing empty space. <text:s/>Thus you have a hanging pointer which leads to a memory leak. <text:s/>In order to deal with this we could add memory safety to our iterators. <text:s/>Thus if a second delete is called on already deleted memory an error will be raised and the program will exit. <text:s/>Another strategy is to make the iterators pointing to an object observers of that object. <text:s/>If an object is deleted all iterators referencing that object are deleted as well.</text:p>
      <text:p text:style-name="Standard"/>
      <text:p text:style-name="Standard">#9</text:p>
      <text:p text:style-name="Standard">Show how to implement a queue efficiently by using a list as a data member. <text:s/></text:p>
      <text:p text:style-name="Standard"/>
      <text:p text:style-name="Standard">See ch7q9.cpp</text:p>
      <text:p text:style-name="Standard"/>
      <text:p text:style-name="Standard">#10</text:p>
      <text:p text:style-name="Standard">Show how to implement a stack efficiently by using a list as a data member.</text:p>
      <text:p text:style-name="Standard"/>
      <text:p text:style-name="Standard">#11</text:p>
      <text:p text:style-name="Standard">In the implementation of find, what predicate should find use to call find_if?</text:p>
      <text:p text:style-name="Standard"/>
      <text:p text:style-name="Standard">Find should use isEqual(object &amp; x) which returns true if the object is found and passes an iterator to the object's location and false and an iterator to the end of the container if it doesn't.</text:p>
      <text:p text:style-name="Standard"/>
      <text:p text:style-name="Standard">#12</text:p>
      <text:p text:style-name="Standard">A queue can be implemented by using an array. <text:s/>The queue elements are stored in consecutive array positions, with the front item always in position 0. <text:s/></text:p>
      <text:p text:style-name="Standard">a.</text:p>
      <text:p text:style-name="Standard">Describe the algorithms for getFront, enqueue, and dequeue</text:p>
      <text:p text:style-name="Standard"/>
      <text:p text:style-name="Standard">getFront: <text:s/></text:p>
      <text:list xml:id="list912430150" text:style-name="L1">
        <text:list-item>
          <text:p text:style-name="P1">check if the array is empty</text:p>
        </text:list-item>
        <text:list-item>
          <text:p text:style-name="P1">If array is empty </text:p>
        </text:list-item>
        <text:list-item>
          <text:p text:style-name="P1"><text:soft-page-break/>then throw exception</text:p>
        </text:list-item>
        <text:list-item>
          <text:p text:style-name="P1">else return the first element in the array.</text:p>
        </text:list-item>
      </text:list>
      <text:p text:style-name="Standard"/>
      <text:p text:style-name="Standard">Enqueue:</text:p>
      <text:list xml:id="list980341277" text:style-name="L2">
        <text:list-item>
          <text:list>
            <text:list-item>
              <text:list>
                <text:list-item>
                  <text:p text:style-name="P2">count the number of elements in the array.</text:p>
                </text:list-item>
                <text:list-item>
                  <text:p text:style-name="P2">Check the capacity of the array.</text:p>
                </text:list-item>
                <text:list-item>
                  <text:p text:style-name="P2">If array is at capacity create a new array with double the capacity of the existing array</text:p>
                </text:list-item>
                <text:list-item>
                  <text:p text:style-name="P2">then copy all elements of the existing array to the new array.</text:p>
                </text:list-item>
                <text:list-item>
                  <text:p text:style-name="P2">Then destroy the old array</text:p>
                </text:list-item>
                <text:list-item>
                  <text:p text:style-name="P2">else insert the new element after the last non NULL element of the array.</text:p>
                </text:list-item>
              </text:list>
            </text:list-item>
          </text:list>
        </text:list-item>
      </text:list>
      <text:p text:style-name="Standard">Dequeue:</text:p>
      <text:list xml:id="list1706953353" text:style-name="L3">
        <text:list-item>
          <text:list>
            <text:list-item>
              <text:list>
                <text:list-item>
                  <text:p text:style-name="P3">check if the array is empty</text:p>
                </text:list-item>
                <text:list-item>
                  <text:p text:style-name="P3">if it is then throw an exception</text:p>
                </text:list-item>
                <text:list-item>
                  <text:p text:style-name="P3">else copy the value of the nth element of the array into the n-1st position of the array starting at the end.</text:p>
                </text:list-item>
              </text:list>
            </text:list-item>
          </text:list>
        </text:list-item>
      </text:list>
      <text:p text:style-name="Standard">Thus the first element of the array is over written and all other data elements are preserved.</text:p>
      <text:p text:style-name="Standard"/>
      <text:p text:style-name="Standard">b. <text:s/>What is the Big-Oh running time for each of the algorithms described?</text:p>
      <text:p text:style-name="Standard"/>
      <text:p text:style-name="Standard">GetFront: O(1)</text:p>
      <text:p text:style-name="Standard">enqueue: O(1) amortized</text:p>
      <text:p text:style-name="Standard">dequeue: O(n)</text:p>
      <text:p text:style-name="Standard"/>
      <text:list xml:id="list323884525" text:style-name="L4">
        <text:list-item>
          <text:p text:style-name="P4">write an implementation that uses these algorithms and the protocol shown in figure 7.5</text:p>
        </text:list-item>
      </text:list>
      <text:p text:style-name="Standard"/>
      <text:p text:style-name="Standard">See ch7q12c.cpp</text:p>
      <text:p text:style-name="Standard"/>
      <text:list xml:id="list1300884393" text:style-name="L5">
        <text:list-item>
          <text:p text:style-name="P5">write an implementation that uses these algorithms and the STL queue protocol.</text:p>
        </text:list-item>
      </text:list>
      <text:p text:style-name="Standard"/>
      <text:p text:style-name="Standard">See ch7q12d.cpp</text:p>
      <text:p text:style-name="Standard"/>
      <text:p text:style-name="Standard">#13</text:p>
      <text:p text:style-name="Standard">The operations supported by the set can also be implemented by using an array. <text:s/>The array elements are stored in sorted order in consecutive array positions. <text:s/>Thus find can be implemented by a binary search. <text:s/>Do the following:</text:p>
      <text:p text:style-name="Standard">a. <text:s/>Describe the algorithms for insert and remove.</text:p>
      <text:p text:style-name="Standard"/>
      <text:p text:style-name="Standard">Insert:</text:p>
      <text:list xml:id="list493088289" text:style-name="L6">
        <text:list-item>
          <text:p text:style-name="P6">do binary search to see if element is already in the set.</text:p>
        </text:list-item>
        <text:list-item>
          <text:p text:style-name="P6">If it is not then do a binary search to find the element that is just smaller than this element and the element that is just larger than it.</text:p>
        </text:list-item>
        <text:list-item>
          <text:p text:style-name="P6">Insert the element between the two of these elements.</text:p>
        </text:list-item>
      </text:list>
      <text:p text:style-name="Standard"/>
      <text:p text:style-name="Standard">Remove:</text:p>
      <text:list xml:id="list1828726266" text:style-name="L7">
        <text:list-item>
          <text:list>
            <text:list-item>
              <text:list>
                <text:list-item>
                  <text:p text:style-name="P7">check if the set is empty</text:p>
                </text:list-item>
                <text:list-item>
                  <text:p text:style-name="P7">if not then do a binary search to find position of the element that needs to be removed.</text:p>
                </text:list-item>
                <text:list-item>
                  <text:p text:style-name="P7">Copy the nth value into the n-1st value until you get to the position of the removed element.</text:p>
                </text:list-item>
              </text:list>
            </text:list-item>
          </text:list>
        </text:list-item>
      </text:list>
      <text:p text:style-name="Standard"/>
      <text:p text:style-name="Standard"><text:soft-page-break/></text:p>
      <text:p text:style-name="Standard">b. What is the running time for these algorithms?</text:p>
      <text:p text:style-name="Standard"/>
      <text:p text:style-name="Standard">Insert:</text:p>
      <text:p text:style-name="Standard"/>
      <text:p text:style-name="Standard">The running time of insert is O(log n)</text:p>
      <text:p text:style-name="Standard"/>
      <text:p text:style-name="Standard">remove:</text:p>
      <text:p text:style-name="Standard"/>
      <text:p text:style-name="Standard">The running time of remove is O(n)</text:p>
      <text:p text:style-name="Standard"/>
      <text:list xml:id="list1635224328" text:style-name="L8">
        <text:list-item>
          <text:p text:style-name="P8">Write an implementation that uses these algorithms and figure 7.1</text:p>
        </text:list-item>
      </text:list>
      <text:p text:style-name="Standard"/>
      <text:p text:style-name="Standard">see ch7q13c.cpp</text:p>
      <text:p text:style-name="Standard"/>
      <text:p text:style-name="Standard">#14</text:p>
      <text:p text:style-name="Standard">A priority queue can be implemented by using a sorted array. <text:s/>Do the following:</text:p>
      <text:p text:style-name="Standard">a. Describe the algorithms for findMin, deleteMin, and insert.</text:p>
      <text:p text:style-name="Standard"/>
      <text:p text:style-name="Standard">These answers are almost certainly wrong. <text:s/>I think there is a faster way to do this....</text:p>
      <text:p text:style-name="Standard">DeleteMin:</text:p>
      <text:list xml:id="list1170786016" text:style-name="L10">
        <text:list-item>
          <text:list>
            <text:list-item>
              <text:list>
                <text:list-item>
                  <text:p text:style-name="P10">check if array is empty</text:p>
                </text:list-item>
                <text:list-item>
                  <text:p text:style-name="P10">if it is then throw an except</text:p>
                </text:list-item>
                <text:list-item>
                  <text:p text:style-name="P10">else nth element replaces n-1st element</text:p>
                </text:list-item>
              </text:list>
            </text:list-item>
          </text:list>
        </text:list-item>
      </text:list>
      <text:p text:style-name="Standard"/>
      <text:p text:style-name="Standard">this is because in a priority queue the smallest element is in the first index.</text:p>
      <text:p text:style-name="Standard"/>
      <text:p text:style-name="Standard"/>
      <text:p text:style-name="Standard">FindMin:</text:p>
      <text:p text:style-name="Standard"/>
      <text:list xml:id="list958740377" text:style-name="L9">
        <text:list-item>
          <text:p text:style-name="P9">check if array is empty</text:p>
        </text:list-item>
        <text:list-item>
          <text:p text:style-name="P9">if it is then throw an exception</text:p>
        </text:list-item>
        <text:list-item>
          <text:p text:style-name="P9">else set min = array[0] </text:p>
        </text:list-item>
        <text:list-item>
          <text:p text:style-name="P9">if min &gt; array[i] then min = array[i] for </text:p>
        </text:list-item>
        <text:list-item>
          <text:p text:style-name="P9">iterate step 4 through the entire array </text:p>
          <text:p text:style-name="P9"><text:s text:c="2"/></text:p>
        </text:list-item>
      </text:list>
      <text:p text:style-name="Standard">insert:</text:p>
      <text:list xml:id="list984375051" text:style-name="L11">
        <text:list-item>
          <text:list>
            <text:list-item>
              <text:list>
                <text:list-item>
                  <text:p text:style-name="P11">determine where in the array the element belongs.</text:p>
                </text:list-item>
                <text:list-item>
                  <text:p text:style-name="P11">Insert</text:p>
                </text:list-item>
              </text:list>
            </text:list-item>
          </text:list>
        </text:list-item>
      </text:list>
      <text:p text:style-name="Standard"/>
      <text:p text:style-name="Standard">b. What is the Big-Oh running time for each?</text:p>
      <text:p text:style-name="Standard"/>
      <text:p text:style-name="Standard">FindMin: O(1 )</text:p>
      <text:p text:style-name="Standard"/>
      <text:p text:style-name="Standard">deleteMin: O(log n)</text:p>
      <text:p text:style-name="Standard"/>
      <text:p text:style-name="Standard">insert: O( log n )</text:p>
      <text:p text:style-name="Standard"/>
      <text:p text:style-name="Standard"/>
      <text:p text:style-name="Standard"><text:soft-page-break/></text:p>
      <text:list xml:id="list875253093" text:style-name="L12">
        <text:list-item>
          <text:p text:style-name="P12">Write an implementation with the above algorithms.</text:p>
        </text:list-item>
      </text:list>
      <text:p text:style-name="Standard"/>
      <text:p text:style-name="Standard">See ch7q14c.cpp</text:p>
      <text:p text:style-name="Standard"/>
      <text:p text:style-name="Standard">#23</text:p>
      <text:p text:style-name="Standard">The fill function template takes a pair of forward iterators (begin and end) and a value, and places value in all positions in range specified by the iterators.</text:p>
      <text:p text:style-name="Standard">See ch7q23.cpp</text:p>
      <text:p text:style-name="Standard"/>
      <text:p text:style-name="Standard">#25</text:p>
      <text:p text:style-name="Standard">The adjacent_find function template takes a pair of iterators and a binary predicate. <text:s/>It returns an iterator referring to the first element such that pred returns true when applied to the element and its predecessor. <text:s/>By default, pred is equal_to&lt;Object&gt;</text:p>
      <text:p text:style-name="Standard"/>
      <text:p text:style-name="Standard">see ch7q25.cpp</text:p>
      <text:p text:style-name="Standard"/>
      <text:p text:style-name="Standard">I'm not sure how to implement two versions of this....there appears to be only o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3-02-17T15:58:20</meta:creation-date>
    <dc:date>2013-02-18T15:38:22</dc:date>
    <dc:creator>eric </dc:creator>
    <meta:editing-duration>PT1H52M21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5" meta:paragraph-count="124" meta:word-count="1219" meta:character-count="6668" meta:non-whitespace-character-count="5554"/>
  </office:meta>
</office:document-meta>
</file>